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5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59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1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6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5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89) rotate (-1.55247036964896) translate (7.277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5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7.5546401432275cm 2.182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4791145399cm 2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57cm" svg:height="1.46cm" draw:transform="rotate (-0.386066830541146) translate (5.2673266321704cm 0.471241976327001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8) rotate (-2.15652882376419) translate (6.3248736382088cm 0.658195492645701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5) rotate (-2.15705242253979) translate (5.5374725199636cm 1.4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2:04.58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